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officeooo:rsid="0000968f" officeooo:paragraph-rsid="0000968f" style:font-size-asian="12pt" style:font-size-complex="12pt"/>
    </style:style>
    <style:style style:name="P2" style:family="paragraph" style:parent-style-name="Standard">
      <style:text-properties fo:font-size="12pt" style:text-underline-style="none" fo:font-weight="normal" officeooo:rsid="0000968f" officeooo:paragraph-rsid="0000968f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00968f" officeooo:paragraph-rsid="0002f19d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bold" officeooo:rsid="0000968f" officeooo:paragraph-rsid="0000968f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3pt" style:text-underline-style="none" fo:font-weight="normal" officeooo:rsid="0000968f" officeooo:paragraph-rsid="0000968f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bold" officeooo:rsid="0000968f" officeooo:paragraph-rsid="0000968f" style:font-size-asian="13pt" style:font-weight-asian="bold" style:font-size-complex="13pt" style:font-weight-complex="bold"/>
    </style:style>
    <style:style style:name="P7" style:family="paragraph" style:parent-style-name="Standard">
      <style:text-properties style:text-position="0% 100%" fo:font-size="13pt" style:text-underline-style="none" fo:font-weight="normal" officeooo:rsid="0000968f" officeooo:paragraph-rsid="0000968f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2pt" style:text-underline-style="none" fo:font-weight="normal" officeooo:rsid="0000968f" officeooo:paragraph-rsid="0004cc18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00968f" officeooo:paragraph-rsid="0000968f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04cc18" officeooo:paragraph-rsid="0004cc18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bold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19308"/>
    </style:style>
    <style:style style:name="T6" style:family="text">
      <style:text-properties style:text-position="0% 100%" style:font-name="Liberation Serif1" officeooo:rsid="00019308" style:font-name-asian="Liberation Serif1" style:font-name-complex="Liberation Serif1"/>
    </style:style>
    <style:style style:name="T7" style:family="text">
      <style:text-properties style:text-position="0% 100%" style:font-name="Liberation Serif1" officeooo:rsid="00019308"/>
    </style:style>
    <style:style style:name="T8" style:family="text">
      <style:text-properties style:text-position="0% 100%" officeooo:rsid="0002f19d"/>
    </style:style>
    <style:style style:name="T9" style:family="text">
      <style:text-properties style:font-name="Liberation Serif1"/>
    </style:style>
    <style:style style:name="T10" style:family="text">
      <style:text-properties style:font-name="Liberation Serif1" officeooo:rsid="0002f19d"/>
    </style:style>
    <style:style style:name="T11" style:family="text">
      <style:text-properties style:font-name="Liberation Serif1" officeooo:rsid="0004cc18"/>
    </style:style>
    <style:style style:name="T12" style:family="text">
      <style:text-properties style:font-name="Liberation Serif1" officeooo:rsid="00051b44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3pt" style:text-underline-style="solid" style:text-underline-width="auto" style:text-underline-color="font-color" fo:font-weight="bold" officeooo:rsid="0000968f" style:font-size-asian="13pt" style:font-weight-asian="bold" style:font-size-complex="13pt" style:font-weight-complex="bold"/>
    </style:style>
    <style:style style:name="T15" style:family="text">
      <style:text-properties officeooo:rsid="0002f19d"/>
    </style:style>
    <style:style style:name="T16" style:family="text">
      <style:text-properties officeooo:rsid="0004cc18"/>
    </style:style>
    <style:style style:name="T17" style:family="text">
      <style:text-properties officeooo:rsid="00051b44"/>
    </style:style>
    <style:style style:name="T18" style:family="text">
      <style:text-properties officeooo:rsid="00070b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0"/><text:span text:style-name="T13"><text:s/></text:span><text:span text:style-name="T14">THEORY OF AUTOMATA</text:span></text:p>
      <text:p text:style-name="P6"><text:s text:c="64"/>BSCS -4</text:p>
      <text:p text:style-name="P6"/>
      <text:p text:style-name="P6"><text:s text:c="45"/>PRACTICING QUESTIONS</text:p>
      <text:p text:style-name="P6"/>
      <text:p text:style-name="P4">Topic : Regular Expressions</text:p>
      <text:p text:style-name="P1"><text:span text:style-name="T1">Date : 15</text:span><text:span text:style-name="T3">th</text:span><text:span text:style-name="T1"> December 2020</text:span></text:p>
      <text:p text:style-name="P4"/>
      <text:p text:style-name="P4"/>
      <text:p text:style-name="P4">Q.1. Expand the following.</text:p>
      <text:p text:style-name="P4"/>
      <text:p text:style-name="P2">1: (0+10*) <text:s/><text:span text:style-name="T15">= {0 , 1 , 10 , 100 ,1000 , 10000, ……………………...}</text:span></text:p>
      <text:p text:style-name="P2"/>
      <text:p text:style-name="P2">2: (0*10*) <text:s/><text:span text:style-name="T15">= {1 , 01 , 10 , 010 , 001,100 , 0010, 0100, …………………….}</text:span></text:p>
      <text:p text:style-name="P2"/>
      <text:p text:style-name="P3">3: (0+ <text:span text:style-name="T9">ϵ</text:span>)(1+<text:span text:style-name="T9">ϵ</text:span>) <text:span text:style-name="T15">= {</text:span><text:span text:style-name="T9">ϵ , </text:span><text:span text:style-name="T10">0 , 1 , 01 </text:span><text:span text:style-name="T9"><text:s/></text:span><text:span text:style-name="T15">}</text:span></text:p>
      <text:p text:style-name="P2"/>
      <text:p text:style-name="P8">4: (<text:span text:style-name="T9">ϵ+1) (01*) (ϵ+0</text:span>) <text:s/><text:span text:style-name="T16">= (</text:span><text:span text:style-name="T9">ϵ</text:span><text:span text:style-name="T11">01* + 101*</text:span><text:span text:style-name="T16">)</text:span><text:span text:style-name="T9">(ϵ+0</text:span>) <text:s/></text:p>
      <text:p text:style-name="P8"><text:s text:c="34"/><text:span text:style-name="T16">= (</text:span><text:span text:style-name="T9">ϵ</text:span><text:span text:style-name="T11">01* + </text:span><text:span text:style-name="T9">ϵ</text:span><text:span text:style-name="T11">101* + 001* + 0101*)</text:span></text:p>
      <text:p text:style-name="P10"><text:span text:style-name="T9">On expanding this expression we will get ; </text:span></text:p>
      <text:p text:style-name="P10"><text:span text:style-name="T9"><text:s text:c="35"/>= {0, 01, 011,... 10,101 , 1011,…. 00,001,001</text:span><text:span text:style-name="T12">1</text:span><text:span text:style-name="T9">,00</text:span><text:span text:style-name="T12">1</text:span><text:span text:style-name="T9">11,….010,0101,01011,... }</text:span></text:p>
      <text:p text:style-name="P10"><text:span text:style-name="T9">On arranging according to the lexicographic order;</text:span></text:p>
      <text:p text:style-name="P10"><text:span text:style-name="T9"/></text:p>
      <text:p text:style-name="P10"><text:s text:c="35"/>={0,00,01,10,011,101,001,1011,0011,0101,…………………………<text:span text:style-name="T17">..</text:span>}</text:p>
      <text:p text:style-name="P2"/>
      <text:p text:style-name="P2">5: b*ab*(ab*a)* b* <text:span text:style-name="T18">= <text:s/>{a , a aba ,babb, baaba , bababa, bababab, ……….} <text:s text:c="7"/>[ (b*)* = b*]</text:span></text:p>
      <text:p text:style-name="P2"/>
      <text:p text:style-name="P4"/>
      <text:p text:style-name="P4">Q.2. Give Regular Expressions of the following.</text:p>
      <text:p text:style-name="P4"/>
      <text:p text:style-name="P5">1: {b<text:span text:style-name="T2">2 <text:s/></text:span><text:span text:style-name="T4">, </text:span>b<text:span text:style-name="T2">5 <text:s/></text:span><text:span text:style-name="T4">, b</text:span><text:span text:style-name="T2">8 </text:span><text:span text:style-name="T4">, …………………..} <text:s/></text:span><text:span text:style-name="T8">= bb (bbb)*</text:span></text:p>
      <text:p text:style-name="P7"/>
      <text:p text:style-name="P5"><text:span text:style-name="T4">2: {a</text:span><text:span text:style-name="T2">2n+1</text:span><text:span text:style-name="T4"> </text:span><text:span text:style-name="T7">˥</text:span><text:span text:style-name="T5"> n </text:span><text:span text:style-name="T6">≥ 0</text:span><text:span text:style-name="T4">} <text:s/></text:span><text:span text:style-name="T8">= <text:s/>(aa)* 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2:40:28.431350783</meta:creation-date>
    <dc:date>2020-12-24T19:43:34.910107564</dc:date>
    <meta:editing-duration>PT13M25S</meta:editing-duration>
    <meta:editing-cycles>5</meta:editing-cycles>
    <meta:generator>LibreOffice/6.4.5.2$Linux_X86_64 LibreOffice_project/40$Build-2</meta:generator>
    <meta:document-statistic meta:table-count="0" meta:image-count="0" meta:object-count="0" meta:page-count="1" meta:paragraph-count="19" meta:word-count="148" meta:character-count="1056" meta:non-whitespace-character-count="643"/>
  </office:meta>
</office:document-meta>
</file>